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2.706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3.90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>
            <text:p>DIA</text:p>
          </table:table-cell>
          <table:table-cell table:style-name="ce1" office:value-type="string">
            <text:p>INSCRITOS</text:p>
          </table:table-cell>
          <table:table-cell table:style-name="ce1" office:value-type="string">
            <text:p>APROVADOS</text:p>
          </table:table-cell>
          <table:table-cell table:style-name="ce1" office:value-type="string">
            <text:p>APROVADOS FG</text:p>
          </table:table-cell>
          <table:table-cell table:style-name="ce1" office:value-type="string">
            <text:p>AGUARDANDO PG</text:p>
          </table:table-cell>
          <table:table-cell table:style-name="ce1" office:value-type="string">
            <text:p>EM ANÁLISE</text:p>
          </table:table-cell>
          <table:table-cell table:style-name="ce1" office:value-type="string">
            <text:p>CANCELADO</text:p>
          </table:table-cell>
          <table:table-cell table:style-name="ce1" office:value-type="string">
            <text:p>VESTIBULAR POR EXPERIÊCIA</text:p>
          </table:table-cell>
        </table:table-row>
        <table:table-row table:style-name="ro2">
          <table:table-cell office:value-type="date" office:date-value="2012-01-02">
            <text:p>02/01/1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3">
            <text:p>03/01/12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4">
            <text:p>04/01/12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5">
            <text:p>05/01/12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6">
            <text:p>06/01/12</text:p>
          </table:table-cell>
          <table:table-cell office:value-type="float" office:value="102">
            <text:p>10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7">
            <text:p>07/01/12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8">
            <text:p>08/01/12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9">
            <text:p>09/01/12</text:p>
          </table:table-cell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0">
            <text:p>10/01/12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1">
            <text:p>11/01/12</text:p>
          </table:table-cell>
          <table:table-cell office:value-type="float" office:value="169">
            <text:p>16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2">
            <text:p>12/01/12</text:p>
          </table:table-cell>
          <table:table-cell office:value-type="float" office:value="172">
            <text:p>1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3">
            <text:p>13/01/12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4">
            <text:p>14/01/1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5">
            <text:p>15/01/12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6">
            <text:p>16/01/12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7">
            <text:p>17/01/12</text:p>
          </table:table-cell>
          <table:table-cell office:value-type="float" office:value="103">
            <text:p>10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8">
            <text:p>18/01/12</text:p>
          </table:table-cell>
          <table:table-cell office:value-type="float" office:value="81">
            <text:p>8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19">
            <text:p>19/01/12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20">
            <text:p>20/01/1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21">
            <text:p>21/01/1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22">
            <text:p>22/01/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873">
            <text:p>1873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0">
            <text:p>0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/05/2012</text:date>, <text:time>16:06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Santos</meta:initial-creator>
    <meta:creation-date>2012-05-21T16:05:45</meta:creation-date>
    <dc:date>2012-05-21T16:06:30</dc:date>
    <dc:creator>Max Santos</dc:creator>
    <meta:editing-duration>PT46S</meta:editing-duration>
    <meta:editing-cycles>1</meta:editing-cycles>
    <meta:document-statistic meta:table-count="3" meta:cell-count="184" meta:object-count="0"/>
    <meta:generator>BrOffice/3.3$Linux LibreOffice_project/330m19$Build-401</meta:generator>
  </office:meta>
</office:document-meta>
</file>